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w</mi>
            <mrow>
              <mo fence="true" stretchy="false">(</mo>
              <mrow>
                <mstyle mathvariant="bold">
                  <mi>r</mi>
                </mstyle>
              </mrow>
              <mo fence="true" stretchy="false">)</mo>
            </mrow>
            <mrow>
              <mspace width="0.5em"/>
              <mo stretchy="false">=</mo>
              <mspace width="0.5em"/>
            </mrow>
            <mfrac>
              <msup>
                <mi>Q</mi>
                <mn>2</mn>
              </msup>
              <mrow>
                <mn>32</mn>
                <msup>
                  <mi mathvariant="normal">π</mi>
                  <mn>2</mn>
                </msup>
                <msub>
                  <mi mathvariant="normal">ε</mi>
                  <mn>0</mn>
                </msub>
              </mrow>
            </mfrac>
            <mfrac>
              <mn>1</mn>
              <msup>
                <mi>r</mi>
                <mn>4</mn>
              </msup>
            </mfrac>
            <mspace width="2em"/>
            <mtext> für </mtext>
            <mrow>
              <msub>
                <mi>R</mi>
                <mn>1</mn>
              </msub>
              <mo stretchy="false">≤</mo>
              <mi>r</mi>
              <mo stretchy="false">≤</mo>
              <msub>
                <mi>R</mi>
                <mn>2</mn>
              </msub>
            </mrow>
          </mrow>
        </mtd>
      </mtr>
      <mtr>
        <mtd>
          <mrow/>
        </mtd>
      </mtr>
      <mtr>
        <mtd>
          <mrow>
            <mi>W</mi>
            <mrow>
              <mspace width="0.5em"/>
              <mo stretchy="false">=</mo>
              <mspace width="0.5em"/>
            </mrow>
            <mfrac>
              <msup>
                <mi>Q</mi>
                <mn>2</mn>
              </msup>
              <mrow>
                <mn>8</mn>
                <msup>
                  <mi mathvariant="normal">π</mi>
                  <mn>2</mn>
                </msup>
                <msub>
                  <mi mathvariant="normal">ε</mi>
                  <mn>0</mn>
                </msub>
              </mrow>
            </mfrac>
            <mspace width="0.5em"/>
            <mfrac>
              <mrow>
                <msub>
                  <mi>R</mi>
                  <mn>2</mn>
                </msub>
                <mo stretchy="false">−</mo>
                <msub>
                  <mi>R</mi>
                  <mn>1</mn>
                </msub>
              </mrow>
              <mrow>
                <msub>
                  <mi>R</mi>
                  <mn>2</mn>
                </msub>
                <mrow>
                  <mspace width="0.5em"/>
                  <mo stretchy="false">⋅</mo>
                  <mspace width="0.5em"/>
                </mrow>
                <msub>
                  <mi>R</mi>
                  <mn>1</mn>
                </msub>
              </mrow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space width="0.5em"/>
            <mfrac>
              <msup>
                <mi>Q</mi>
                <mn>2</mn>
              </msup>
              <mi>C</mi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space width="0.5em"/>
            <mi>Q</mi>
            <mi>U</mi>
            <mrow>
              <mspace width="0.5em"/>
              <mo stretchy="false">=</mo>
              <mspace width="0.5em"/>
            </mrow>
            <mfrac>
              <mn>1</mn>
              <mn>2</mn>
            </mfrac>
            <mspace width="0.5em"/>
            <mi>C</mi>
            <msup>
              <mi>U</mi>
              <mn>2</mn>
            </msup>
          </mrow>
        </mtd>
      </mtr>
    </mtable>
    <annotation encoding="StarMath 5.0">w( bold r ) `=` Q^2 over { 32 %pi ^2 %varepsilon _0 } 1 over r^4 ~ " für " R_1 &lt;= r &lt;= R_2 newline newline
W `=` Q^2 over { 8 %pi ^2 %varepsilon _0 } ` {R_2 - R_1} over {R_2 `cdot` R_1} `=` 1 over 2 ` Q^2 over C `=` 1 over 2 ` Q U `=` 1 over 2 ` C U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1:05:51.947000000</meta:creation-date>
    <meta:generator>LibreOffice/4.2.4.2$Windows_x86 LibreOffice_project/63150712c6d317d27ce2db16eb94c2f3d7b699f8</meta:generator>
  </office:meta>
</office:document-meta>
</file>